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602000002FFA5121694316C3F5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" svg:font-family="Helvetica" style:font-family-generic="swiss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7cm" svg:stroke-color="#000000" draw:marker-start-width="0.31cm" draw:marker-end="Rounded_20_short_20_Arrow" draw:marker-end-width="0.31cm" draw:fill="solid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svg:stroke-width="0.02cm" svg:stroke-color="#000000" draw:marker-start-width="0.24cm" draw:marker-end-width="0.24cm" draw:fill="solid" draw:fill-color="#ffffff" draw:textarea-horizontal-align="justify" draw:textarea-vertical-align="middle" draw:auto-grow-height="false" fo:min-height="0.372cm" fo:min-width="4.172cm" fo:padding-top="0.135cm" fo:padding-bottom="0.135cm" fo:padding-left="0.26cm" fo:padding-right="0.26cm"/>
      <style:paragraph-properties style:writing-mode="lr-tb"/>
    </style:style>
    <style:style style:name="gr4" style:family="graphic" style:parent-style-name="standard">
      <style:graphic-properties svg:stroke-width="0.02cm" svg:stroke-color="#000000" draw:marker-start-width="0.24cm" draw:marker-end-width="0.24cm" draw:fill="solid" draw:fill-color="#ffffff" draw:textarea-horizontal-align="justify" draw:textarea-vertical-align="middle" draw:auto-grow-height="false" fo:min-height="0.544cm" fo:min-width="3.094cm" fo:padding-top="0.135cm" fo:padding-bottom="0.135cm" fo:padding-left="0.26cm" fo:padding-right="0.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style:font-name="Helvetica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style:font-name="Helvetica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Helvetica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99cm" svg:height="5.235cm" svg:x="0cm" svg:y="0cm">
          <draw:image xlink:href="Pictures/1000020100000602000002FFA5121694316C3F58.png" xlink:type="simple" xlink:show="embed" xlink:actuate="onLoad" loext:mime-type="image/png">
            <text:p/>
          </draw:image>
        </draw:frame>
        <draw:line draw:style-name="gr2" draw:text-style-name="P2" draw:layer="layout" svg:x1="2.55cm" svg:y1="1.4cm" svg:x2="3.3cm" svg:y2="0.35cm">
          <text:p/>
        </draw:line>
        <draw:custom-shape draw:style-name="gr3" draw:text-style-name="P4" draw:layer="layout" svg:width="4.75cm" svg:height="0.7cm" svg:x="0.35cm" svg:y="1.2cm">
          <text:p text:style-name="P3"><text:span text:style-name="T1">Hash-based Trusty URI ident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8.25cm" svg:y1="2.8cm" svg:x2="7.15cm" svg:y2="3.8cm">
          <text:p/>
        </draw:line>
        <draw:custom-shape draw:style-name="gr4" draw:text-style-name="P4" draw:layer="layout" svg:width="3.7cm" svg:height="0.9cm" svg:x="6.35cm" svg:y="2.05cm">
          <text:p text:style-name="P3"><text:span text:style-name="T1">Digital signature</text:span></text:p>
          <text:p text:style-name="P3"><text:span text:style-name="T1">(connected to ORC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" svg:font-family="Helvetica" style:font-family-generic="swiss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5cm" fo:page-height="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obias Kuhn</meta:initial-creator>
    <meta:creation-date>2020-01-16T10:39:51.850533244</meta:creation-date>
    <dc:date>2020-01-16T15:25:42.876824401</dc:date>
    <dc:creator>Tobias Kuhn</dc:creator>
    <meta:editing-duration>PT13M19S</meta:editing-duration>
    <meta:editing-cycles>5</meta:editing-cycles>
    <meta:generator>LibreOffice/6.3.4.2$Linux_X86_64 LibreOffice_project/30$Build-2</meta:generator>
    <meta:document-statistic meta:object-count="5"/>
  </office:meta>
</office:document-meta>
</file>